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ndas modu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andas is a powerful spreadsheet processing module, like Excel's smarter and socially awkward younger cousin</text:p>
              </text:list-item>
              <text:list-item>
                <text:p>It's based on Python, so it interfaces well with Scipy and matplotlib: integrating programming with spreadsheet data is at least half of the job of any bioinformatici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ndas architectur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ndas' power is due to its use of python dictionaries and Numpy vectors, understanding how Pandas uses these tools will help you understand the module</text:p>
              </text:list-item>
              <text:list-item>
                <text:p><text:span text:style-name="T1">Dictionary:</text:span> a linked list of keys and values</text:p>
                <text:list>
                  <text:list-item>
                    <text:p>MyDict = {'hello':[1,2,3], 'world':[4,5,6]}</text:p>
                  </text:list-item>
                </text:list>
              </text:list-item>
              <text:list-item>
                <text:p><text:span text:style-name="T1">Vector:</text:span> a list but with vector properties</text:p>
                <text:list>
                  <text:list-item>
                    <text:p>MyVect = array([1,2,3])</text:p>
                  </text:list-item>
                  <text:list-item>
                    <text:p>Unlike lists, follows vector subtraction, divisio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ists vs. Vecto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1 = [1,2,3]</text:p>
              </text:list-item>
              <text:list-item>
                <text:p>L2 = [4,5,6]</text:p>
              </text:list-item>
              <text:list-item>
                <text:p>L1 + L2 == [1,2,3,4,5,6]</text:p>
              </text:list-item>
              <text:list-item>
                <text:p>np.array(L1) + np.array(L2) == np.array([5,7,9])</text:p>
              </text:list-item>
              <text:list-item>
                <text:p>Try this with other operation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ndas DataFram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 spreadsheet is known in Pandas as a DataFrame</text:p>
                <text:list>
                  <text:list-item>
                    <text:p>You can think of it as a dictionary where the column names are keys and the data are values (if the data is numeric, it will be an array)</text:p>
                  </text:list-item>
                  <text:list-item>
                    <text:p><text:span text:style-name="T1">df = pd.DataFrame({'hello':np.array([1,2,3]), 'world':np.array([4,5,6])})</text:span></text:p>
                  </text:list-item>
                  <text:list-item>
                    <text:p>(Not how it actually appears. Try running the above!)</text:p>
                  </text:list-item>
                </text:list>
              </text:list-item>
              <text:list-item>
                <text:p>Loading a text file as a spreadsheet in Pandas:</text:p>
                <text:list>
                  <text:list-item>
                    <text:p>dfname = pd.read_table('filename.txt'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roadcast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is is something you can do in Pandas:</text:p>
                <text:list>
                  <text:list-item>
                    <text:p>df['new'] = df['hello']/df['world'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4:33:05.302513447</meta:creation-date>
    <dc:date>2014-11-11T15:02:54.277162845</dc:date>
    <meta:editing-duration>PT14M38S</meta:editing-duration>
    <meta:editing-cycles>2</meta:editing-cycles>
    <meta:generator>LibreOffice/4.2.7.2$Linux_X86_64 LibreOffice_project/420m0$Build-2</meta:generator>
    <meta:document-statistic meta:object-count="41"/>
  </office:meta>
</office:document-meta>
</file>